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Monaco1" svg:font-family="Monac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Monaco" svg:font-family="Monac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text-align="start" style:font-independent-line-spacing="true"/>
      <style:text-properties fo:font-size="36pt"/>
    </style:style>
    <style:style style:name="P8" style:family="paragraph"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align="start" fo:text-indent="0.63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1.27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Helvetica Neue Light1" fo:font-size="42pt" fo:letter-spacing="normal" fo:font-style="normal" style:text-underline-style="solid" style:text-underline-width="auto" style:text-underline-color="font-color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onaco1" fo:font-size="24pt" fo:letter-spacing="normal" fo:font-style="normal" style:text-underline-style="none" fo:font-weight="normal" style:font-name-asian="Monaco1" style:font-size-asian="24pt" style:font-style-asian="normal" style:font-weight-asian="normal" style:font-name-complex="Monaco1" style:font-size-complex="24pt" style:font-style-complex="normal" style:font-weight-complex="normal"/>
    </style:style>
    <style:style style:name="T6" style:family="text">
      <style:text-properties fo:font-variant="normal" fo:text-transform="none" fo:color="#011480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7" style:family="text">
      <style:text-properties fo:font-variant="normal" fo:text-transform="none" fo:color="#008080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8" style:family="text">
      <style:text-properties fo:font-variant="normal" fo:text-transform="none" fo:color="#323333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9" style:family="text">
      <style:text-properties fo:font-variant="normal" fo:text-transform="none" fo:color="#dd2244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10" style:family="text">
      <style:text-properties fo:font-variant="normal" fo:text-transform="none" fo:color="#868686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114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868686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323333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Geolocation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I use Geolocation with AngularJS?" draw:style-name="dp3" draw:master-page-name="Title_20_-_20_Top" presentation:presentation-page-layout-name="AL2T1" xml:id="id1" draw:id="id1">
        <draw:frame draw:name="Shape 3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an I use Geolocation with AngularJS?</text:span></text:p>
          </draw:text-box>
        </draw:frame>
        <draw:custom-shape draw:name="Shape 314" draw:style-name="gr2" draw:text-style-name="P5" draw:layer="layout" svg:width="28.551cm" svg:height="2.058cm" svg:x="3.786cm" svg:y="14.564cm">
          <text:p text:style-name="P6"><text:span text:style-name="T4"><text:a xlink:href="http://lmgtfy.com/?q=angularjs+geolocation" xlink:type="simple">http://lmgtfy.com/?q=angularjs+geolocation</text:a></text:span><text:span text:style-name="T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gular Geolocation Directive" draw:style-name="dp1" draw:master-page-name="Title_20_-_20_Top" presentation:presentation-page-layout-name="AL2T1">
        <draw:frame draw:name="Shape 31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ngular Geolocation Directive</text:span></text:p>
          </draw:text-box>
        </draw:frame>
        <draw:custom-shape draw:name="Shape 317" draw:style-name="gr2" draw:text-style-name="P7" draw:layer="layout" svg:width="28.602cm" svg:height="1.804cm" svg:x="3.76cm" svg:y="14.691cm">
          <text:p text:style-name="P6"><text:a xlink:href="https://github.com/arunisrael/angularjs-geolocation/" xlink:type="simple">https://github.com/arunisrael/angularjs-geolocation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 Bower Dependency" draw:style-name="dp1" draw:master-page-name="Title_20_-_20_Top" presentation:presentation-page-layout-name="AL2T1">
        <draw:frame draw:name="Shape 31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New Bower Dependency</text:span></text:p>
          </draw:text-box>
        </draw:frame>
        <draw:custom-shape draw:name="Shape 320" draw:style-name="gr2" draw:text-style-name="P8" draw:layer="layout" svg:width="23.158cm" svg:height="1.3cm" svg:x="6.483cm" svg:y="10.291cm">
          <text:p text:style-name="P6"><text:span text:style-name="T5">$&gt; bower install --save angularjs-geolo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2" draw:text-style-name="P5" draw:layer="layout" svg:width="26.277cm" svg:height="1.042cm" svg:x="4.923cm" svg:y="16.458cm">
          <text:p text:style-name="P6"><text:span text:style-name="T6">&lt;script </text:span><text:span text:style-name="T7">src</text:span><text:span text:style-name="T8">=</text:span><text:span text:style-name="T9">"lib/angularjs-geolocation/src/geolocation.js"</text:span><text:span text:style-name="T6">&gt;&lt;/scrip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2" draw:text-style-name="P5" draw:layer="layout" svg:width="23.228cm" svg:height="1.042cm" svg:x="6.447cm" svg:y="22.347cm">
          <text:p text:style-name="P6"><text:span text:style-name="T8">angular.module(</text:span><text:span text:style-name="T9">"citizen-engagement"</text:span><text:span text:style-name="T8">, [</text:span><text:span text:style-name="T9">"..."</text:span><text:span text:style-name="T8">, </text:span><text:span text:style-name="T9">"geolocation"</text:span><text:span text:style-name="T8">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2" draw:text-style-name="P5" draw:layer="layout" svg:width="11.867cm" svg:height="2.058cm" svg:x="12.128cm" svg:y="7.795cm">
          <text:p text:style-name="P6"><text:span text:style-name="T3">Install with Bower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2" draw:text-style-name="P5" draw:layer="layout" svg:width="16.507cm" svg:height="2.058cm" svg:x="9.808cm" svg:y="13.86cm">
          <text:p text:style-name="P6"><text:span text:style-name="T3">Add the file to index.html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2" draw:text-style-name="P5" draw:layer="layout" svg:width="24.085cm" svg:height="2.058cm" svg:x="6.019cm" svg:y="19.774cm">
          <text:p text:style-name="P6"><text:span text:style-name="T3">Add the dependency to your modu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Title_20_-_20_Top" presentation:presentation-page-layout-name="AL2T1">
        <draw:frame draw:name="Shape 32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Usage</text:span></text:p>
          </draw:text-box>
        </draw:frame>
        <draw:custom-shape draw:name="Shape 328" draw:style-name="gr2" draw:text-style-name="P5" draw:layer="layout" svg:width="27.433cm" svg:height="8.662cm" svg:x="4.345cm" svg:y="13.123cm">
          <text:p text:style-name="P6"><text:span text:style-name="T8">.controller(</text:span><text:span text:style-name="T9">"MapController"</text:span><text:span text:style-name="T8">, function(..., $log, $scope, geolocation) {</text:span></text:p>
          <text:p text:style-name="P6"><text:span text:style-name="T8"/></text:p>
          <text:p text:style-name="P9"><text:span text:style-name="T10">// ...</text:span></text:p>
          <text:p text:style-name="P6"><text:span text:style-name="T8"/></text:p>
          <text:p text:style-name="P9"><text:span text:style-name="T8">geolocation.getLocation().then(function(data) {</text:span></text:p>
          <text:p text:style-name="P10"><text:span text:style-name="T8">$scope.mapCenter.lat = data.coords.latitude;</text:span></text:p>
          <text:p text:style-name="P10"><text:span text:style-name="T8">$scope.mapCenter.lng = data.coords.longitude;</text:span></text:p>
          <text:p text:style-name="P9"><text:span text:style-name="T8">}, function(error) {</text:span></text:p>
          <text:p text:style-name="P10"><text:span text:style-name="T8">$log.error("Could not get location: " + error);</text:span></text:p>
          <text:p text:style-name="P9"><text:span text:style-name="T8">});</text:span></text:p>
          <text:p text:style-name="P6"><text:span text:style-name="T8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2" draw:text-style-name="P5" draw:layer="layout" svg:width="16.867cm" svg:height="2.058cm" svg:x="9.628cm" svg:y="9.506cm">
          <text:p text:style-name="P6"><text:span text:style-name="T3">Inject and use the servi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Monaco1" svg:font-family="Monac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Monaco" svg:font-family="Monac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/4.3.4.1$MacOSX_X86_64 LibreOffice_project/bc356b2f991740509f321d70e4512a6a54c5f243</meta:generator>
  </office:meta>
</office:document-meta>
</file>